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324e6" officeooo:paragraph-rsid="001324e6"/>
    </style:style>
    <style:style style:name="P2" style:family="paragraph" style:parent-style-name="Standard">
      <style:paragraph-properties fo:text-align="start" style:justify-single-word="false"/>
      <style:text-properties officeooo:rsid="001324e6" officeooo:paragraph-rsid="001324e6"/>
    </style:style>
    <style:style style:name="P3" style:family="paragraph" style:parent-style-name="Standard">
      <style:paragraph-properties fo:text-align="start" style:justify-single-word="false"/>
      <style:text-properties officeooo:rsid="001324e6" officeooo:paragraph-rsid="0016c130"/>
    </style:style>
    <style:style style:name="P4" style:family="paragraph" style:parent-style-name="Standard">
      <style:paragraph-properties fo:text-align="start" style:justify-single-word="false"/>
      <style:text-properties officeooo:rsid="0013823f" officeooo:paragraph-rsid="0013823f"/>
    </style:style>
    <style:style style:name="P5" style:family="paragraph" style:parent-style-name="Standard">
      <style:paragraph-properties fo:text-align="start" style:justify-single-word="false"/>
      <style:text-properties officeooo:rsid="0013823f" officeooo:paragraph-rsid="0016c130"/>
    </style:style>
    <style:style style:name="P6" style:family="paragraph" style:parent-style-name="Standard">
      <style:paragraph-properties fo:text-align="start" style:justify-single-word="false"/>
      <style:text-properties officeooo:rsid="0013823f" officeooo:paragraph-rsid="001ab304"/>
    </style:style>
    <style:style style:name="P7" style:family="paragraph" style:parent-style-name="Standard">
      <style:paragraph-properties fo:text-align="start" style:justify-single-word="false"/>
      <style:text-properties officeooo:rsid="0013823f" officeooo:paragraph-rsid="001c3dc7"/>
    </style:style>
    <style:style style:name="P8" style:family="paragraph" style:parent-style-name="Standard">
      <style:paragraph-properties fo:text-align="start" style:justify-single-word="false"/>
      <style:text-properties officeooo:rsid="0014db13" officeooo:paragraph-rsid="0014db13"/>
    </style:style>
    <style:style style:name="P9" style:family="paragraph" style:parent-style-name="Standard">
      <style:paragraph-properties fo:text-align="start" style:justify-single-word="false"/>
      <style:text-properties officeooo:rsid="0014db13" officeooo:paragraph-rsid="001ab304"/>
    </style:style>
    <style:style style:name="P10" style:family="paragraph" style:parent-style-name="Standard">
      <style:paragraph-properties fo:text-align="start" style:justify-single-word="false"/>
      <style:text-properties officeooo:rsid="001763dd" officeooo:paragraph-rsid="001763dd"/>
    </style:style>
    <style:style style:name="P11" style:family="paragraph" style:parent-style-name="Standard">
      <style:paragraph-properties fo:text-align="start" style:justify-single-word="false"/>
      <style:text-properties fo:font-weight="bold" officeooo:rsid="001763dd" officeooo:paragraph-rsid="001763dd" style:font-weight-asian="bold" style:font-weight-complex="bold"/>
    </style:style>
    <style:style style:name="P12" style:family="paragraph" style:parent-style-name="Standard">
      <style:paragraph-properties fo:text-align="start" style:justify-single-word="false"/>
      <style:text-properties fo:font-weight="bold" officeooo:rsid="001763dd" officeooo:paragraph-rsid="001c3bf9" style:font-weight-asian="bold" style:font-weight-complex="bold"/>
    </style:style>
    <style:style style:name="P13" style:family="paragraph" style:parent-style-name="Standard">
      <style:paragraph-properties fo:text-align="start" style:justify-single-word="false"/>
      <style:text-properties fo:font-weight="bold" officeooo:rsid="0013823f" officeooo:paragraph-rsid="0013823f" style:font-weight-asian="bold" style:font-weight-complex="bold"/>
    </style:style>
    <style:style style:name="P14" style:family="paragraph" style:parent-style-name="Standard">
      <style:paragraph-properties fo:text-align="start" style:justify-single-word="false"/>
      <style:text-properties fo:font-weight="bold" officeooo:rsid="0014db13" officeooo:paragraph-rsid="0014db13" style:font-weight-asian="bold" style:font-weight-complex="bold"/>
    </style:style>
    <style:style style:name="P15" style:family="paragraph" style:parent-style-name="Standard">
      <style:paragraph-properties fo:text-align="start" style:justify-single-word="false"/>
      <style:text-properties fo:font-weight="bold" officeooo:rsid="001324e6" officeooo:paragraph-rsid="001324e6" style:font-weight-asian="bold" style:font-weight-complex="bold"/>
    </style:style>
    <style:style style:name="P16" style:family="paragraph" style:parent-style-name="Standard">
      <style:paragraph-properties fo:text-align="center" style:justify-single-word="false"/>
      <style:text-properties fo:font-size="20pt" fo:font-style="italic" style:text-underline-style="solid" style:text-underline-width="auto" style:text-underline-color="font-color" officeooo:rsid="001763dd" officeooo:paragraph-rsid="001763dd" style:font-size-asian="20pt" style:font-style-asian="italic" style:font-size-complex="20pt" style:font-style-complex="italic"/>
    </style:style>
    <style:style style:name="P17" style:family="paragraph" style:parent-style-name="Standard">
      <style:paragraph-properties fo:text-align="start" style:justify-single-word="false"/>
      <style:text-properties officeooo:rsid="0017db34" officeooo:paragraph-rsid="001c3dc7"/>
    </style:style>
    <style:style style:name="P18" style:family="paragraph" style:parent-style-name="Standard">
      <style:paragraph-properties fo:text-align="start" style:justify-single-word="false"/>
      <style:text-properties fo:font-weight="bold" officeooo:rsid="0013823f" officeooo:paragraph-rsid="001fb43a" style:font-weight-asian="bold" style:font-weight-complex="bold"/>
    </style:style>
    <style:style style:name="P19" style:family="paragraph" style:parent-style-name="Standard">
      <style:paragraph-properties fo:text-align="start" style:justify-single-word="false"/>
      <style:text-properties fo:font-weight="bold" officeooo:rsid="00217856" officeooo:paragraph-rsid="00217856" style:font-weight-asian="bold" style:font-weight-complex="bold"/>
    </style:style>
    <style:style style:name="P20" style:family="paragraph" style:parent-style-name="Standard">
      <style:paragraph-properties fo:text-align="start" style:justify-single-word="false"/>
      <style:text-properties fo:font-weight="bold" officeooo:rsid="00277f66" officeooo:paragraph-rsid="00277f66" style:font-weight-asian="bold" style:font-weight-complex="bold"/>
    </style:style>
    <style:style style:name="P21" style:family="paragraph" style:parent-style-name="Standard">
      <style:paragraph-properties fo:text-align="start" style:justify-single-word="false"/>
      <style:text-properties fo:font-weight="normal" officeooo:rsid="0013823f" officeooo:paragraph-rsid="001fb43a" style:font-weight-asian="normal" style:font-weight-complex="normal"/>
    </style:style>
    <style:style style:name="P22" style:family="paragraph" style:parent-style-name="Standard">
      <style:paragraph-properties fo:text-align="start" style:justify-single-word="false"/>
      <style:text-properties fo:font-weight="normal" officeooo:rsid="001763dd" officeooo:paragraph-rsid="001c3bf9" style:font-weight-asian="normal" style:font-weight-complex="normal"/>
    </style:style>
    <style:style style:name="P23" style:family="paragraph" style:parent-style-name="Standard">
      <style:paragraph-properties fo:text-align="start" style:justify-single-word="false"/>
      <style:text-properties fo:font-weight="normal" officeooo:rsid="00217856" officeooo:paragraph-rsid="00217856" style:font-weight-asian="normal" style:font-weight-complex="normal"/>
    </style:style>
    <style:style style:name="P24" style:family="paragraph" style:parent-style-name="Standard">
      <style:paragraph-properties fo:text-align="start" style:justify-single-word="false"/>
      <style:text-properties fo:font-weight="normal" officeooo:rsid="00217856" officeooo:paragraph-rsid="00277f66" style:font-weight-asian="normal" style:font-weight-complex="normal"/>
    </style:style>
    <style:style style:name="P25" style:family="paragraph" style:parent-style-name="Standard">
      <style:paragraph-properties fo:text-align="start" style:justify-single-word="false"/>
      <style:text-properties fo:font-weight="normal" officeooo:rsid="00277f66" officeooo:paragraph-rsid="00277f66" style:font-weight-asian="normal" style:font-weight-complex="normal"/>
    </style:style>
    <style:style style:name="P26" style:family="paragraph" style:parent-style-name="Standard">
      <style:paragraph-properties fo:text-align="start" style:justify-single-word="false"/>
      <style:text-properties officeooo:rsid="0013823f" officeooo:paragraph-rsid="001ab304"/>
    </style:style>
    <style:style style:name="P27" style:family="paragraph" style:parent-style-name="Standard">
      <style:paragraph-properties fo:text-align="start" style:justify-single-word="false"/>
      <style:text-properties officeooo:rsid="0013823f" officeooo:paragraph-rsid="0013823f"/>
    </style:style>
    <style:style style:name="P28" style:family="paragraph" style:parent-style-name="Standard">
      <style:paragraph-properties fo:text-align="start" style:justify-single-word="false"/>
      <style:text-properties officeooo:rsid="001763dd" officeooo:paragraph-rsid="001763dd"/>
    </style:style>
    <style:style style:name="T1" style:family="text">
      <style:text-properties officeooo:rsid="0013823f"/>
    </style:style>
    <style:style style:name="T2" style:family="text">
      <style:text-properties officeooo:rsid="0014db13"/>
    </style:style>
    <style:style style:name="T3" style:family="text">
      <style:text-properties officeooo:rsid="0016c130"/>
    </style:style>
    <style:style style:name="T4" style:family="text">
      <style:text-properties officeooo:rsid="001763dd"/>
    </style:style>
    <style:style style:name="T5" style:family="text">
      <style:text-properties officeooo:rsid="0017db34"/>
    </style:style>
    <style:style style:name="T6" style:family="text">
      <style:text-properties officeooo:rsid="0017e483"/>
    </style:style>
    <style:style style:name="T7" style:family="text">
      <style:text-properties officeooo:rsid="0019493e"/>
    </style:style>
    <style:style style:name="T8" style:family="text">
      <style:text-properties officeooo:rsid="001a15dd"/>
    </style:style>
    <style:style style:name="T9" style:family="text">
      <style:text-properties officeooo:rsid="001c3bf9"/>
    </style:style>
    <style:style style:name="T10" style:family="text">
      <style:text-properties officeooo:rsid="001c3dc7"/>
    </style:style>
    <style:style style:name="T11" style:family="text">
      <style:text-properties officeooo:rsid="001cef2b"/>
    </style:style>
    <style:style style:name="T12" style:family="text">
      <style:text-properties officeooo:rsid="001e915d"/>
    </style:style>
    <style:style style:name="T13" style:family="text">
      <style:text-properties officeooo:rsid="001fb43a"/>
    </style:style>
    <style:style style:name="T14" style:family="text">
      <style:text-properties officeooo:rsid="00217856"/>
    </style:style>
    <style:style style:name="T15" style:family="text">
      <style:text-properties officeooo:rsid="00235c9b"/>
    </style:style>
    <style:style style:name="T16" style:family="text">
      <style:text-properties officeooo:rsid="00277f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09.2019</text:p>
      <text:p text:style-name="P2"/>
      <text:p text:style-name="P16">Tagebuch Abschlußprojekt</text:p>
      <text:p text:style-name="P2"/>
      <text:p text:style-name="P2">Nach dem das Projekt nun so schleppend voran geht, habe ich mich entschlossen, eine strukturierte Vorangehensweise zu wählen, um Tagesziele abzustecken, gemäßigten Druck aufzubauen und auch Dinge zu schaffen. Eine lose bzw. schwebende Vorgehensweise, hatte bei diesem termingesetzten Projekt keinen Erfolg. Heute geht es mit Struktur weiter, wie es mir schon vor Monaten <text:span text:style-name="T1">von vielen Personen</text:span> vorgeschlagen wurde.</text:p>
      <text:p text:style-name="P2"/>
      <text:p text:style-name="P15">Mo 09.09.20119:</text:p>
      <text:p text:style-name="P2"/>
      <text:p text:style-name="P2">- Ziel ist es, eine Übersicht zu bekommen, was fertig ist und was fehlt.</text:p>
      <text:p text:style-name="P2">- <text:span text:style-name="T3">Abmaße für Torsten</text:span> </text:p>
      <text:p text:style-name="P2">- <text:span text:style-name="T3">Steckerbelgung in KiCad neu machen, 2x 15pol oder 1x 25pol???</text:span></text:p>
      <text:p text:style-name="P3">- Bauteile bei Reichelt Elektronik raussuchen und bestellen:</text:p>
      <text:p text:style-name="P3"><text:tab/><text:tab/>- Spule 100µH</text:p>
      <text:p text:style-name="P3"><text:tab/><text:tab/>- Keramikkondensator 47nF, 100nF</text:p>
      <text:p text:style-name="P3"><text:tab/><text:tab/>- Stiftleiste</text:p>
      <text:p text:style-name="P3"><text:tab/><text:tab/>- SubD-Stecker 15pol</text:p>
      <text:p text:style-name="P3"><text:tab/><text:tab/>- Lautsprecherkabel 2-adrig</text:p>
      <text:p text:style-name="P3"><text:tab/><text:tab/>-</text:p>
      <text:p text:style-name="P3">- <text:span text:style-name="T6">Steffi‘s Idee mit Dropbox ist vlt doch gut, klären ob Debian/Ubuntu Dropbox kann</text:span></text:p>
      <text:p text:style-name="P3"/>
      <text:p text:style-name="P13">Di 10.09.2019:</text:p>
      <text:p text:style-name="P4"/>
      <text:p text:style-name="P4">- Tagebuch anlegen, Road Map festlegen bis zum nächsten Treffen</text:p>
      <text:p text:style-name="P4">- <text:span text:style-name="T3">Board testen</text:span></text:p>
      <text:p text:style-name="P5">- zweite Pumpe in Betrieb nehmen</text:p>
      <text:p text:style-name="P6">- <text:span text:style-name="T8">Arduino IDE unter Debian einrichten spezielle LCD-lib und DHT-lib, unter Ubuntu läuft es gut.</text:span></text:p>
      <text:p text:style-name="P7">- <text:span text:style-name="T2">alle Relais anschließen</text:span></text:p>
      <text:p text:style-name="P4"/>
      <text:p text:style-name="P14">Mi 11.09.2019:</text:p>
      <text:p text:style-name="P8"/>
      <text:p text:style-name="P7">- <text:span text:style-name="T7">Magnetsensor testen</text:span></text:p>
      <text:p text:style-name="P7">- <text:span text:style-name="T7">Magnetsensor eingebunden</text:span></text:p>
      <text:p text:style-name="P7">- <text:span text:style-name="T5">Treffen mit Herrn Tepe</text:span></text:p>
      <text:p text:style-name="P17">→ Fragen klären: - Signalleitungen und stromführende Leitungen trennen? 2x 15pol statt 1x 25pol</text:p>
      <text:p text:style-name="P7"><text:tab/><text:tab/> <text:s text:c="5"/>- <text:span text:style-name="T10">Ist bei Entstördrossel eine Freilaufdiode am Motor nötig?</text:span></text:p>
      <text:p text:style-name="P7"><text:tab/><text:tab/> <text:s text:c="5"/>- <text:span text:style-name="T10">Entstördrossel 100µH und 47nF sinnvoll?</text:span></text:p>
      <text:p text:style-name="P8"><text:tab/><text:tab/> <text:s text:c="5"/>- <text:span text:style-name="T10">Was ist, wenn das Auslagern von Funktionen nicht klappt?</text:span></text:p>
      <text:p text:style-name="P4"/>
      <text:p text:style-name="P13">Do 12.09.2019:</text:p>
      <text:p text:style-name="P4"/>
      <text:p text:style-name="P4">- LEDs testen, <text:span text:style-name="T12">rot 80mA bei 12V, blau 50mA bei 12V</text:span></text:p>
      <text:p text:style-name="P4">- LEDs mit Helligkeitssensor in Betrieb nehmen</text:p>
      <text:p text:style-name="P4"/>
      <text:p text:style-name="P13">Fr 13.09.2019:</text:p>
      <text:p text:style-name="P4"/>
      <text:p text:style-name="P4">- <text:span text:style-name="T11">frei </text:span></text:p>
      <text:p text:style-name="P4"/>
      <text:p text:style-name="P4"/>
      <text:p text:style-name="P18"><text:soft-page-break/><text:span text:style-name="T13">Sa 14.09.2019:</text:span></text:p>
      <text:p text:style-name="P21"/>
      <text:p text:style-name="P21">- <text:span text:style-name="T15">Treffen mit Thomas:</text:span></text:p>
      <text:p text:style-name="P21"><text:tab/>- <text:span text:style-name="T13">Strom der Pumpen bei Last gemessen</text:span></text:p>
      <text:p text:style-name="P21"><text:tab/>- <text:span text:style-name="T13">Heizungscode implementiert</text:span></text:p>
      <text:p text:style-name="P21"><text:tab/>- <text:span text:style-name="T13">kaputten analogen Eingang A4 bei der Fehlersuche entdeckt</text:span></text:p>
      <text:p text:style-name="P21"><text:tab/>- <text:span text:style-name="T13">Gundwissen über Pull-up/Pull-down-R kennengelernt + interne Pullups bei AVR-<text:tab/>Controllern</text:span></text:p>
      <text:p text:style-name="P21"><text:tab/>- <text:span text:style-name="T13">Wieso funzt das Auslagern nicht? Ist die .ino-Datei nur ein Anhängsel der main? Wo steht <text:tab/>die echte main?</text:span></text:p>
      <text:p text:style-name="P18"/>
      <text:p text:style-name="P18"/>
      <text:p text:style-name="P18">Mo 16.09.2019:</text:p>
      <text:p text:style-name="P4"/>
      <text:p text:style-name="P4">- <text:span text:style-name="T4">Splint testen</text:span></text:p>
      <text:p text:style-name="P4">- <text:span text:style-name="T4">Doxygen ausführen</text:span></text:p>
      <text:p text:style-name="P6"/>
      <text:p text:style-name="P13">Di 17.09.2019:</text:p>
      <text:p text:style-name="P4"/>
      <text:p text:style-name="P4">- <text:span text:style-name="T14">frei </text:span></text:p>
      <text:p text:style-name="P4"/>
      <text:p text:style-name="P11">Mi 18.09.2019:</text:p>
      <text:p text:style-name="P11"/>
      <text:p text:style-name="P9">- Boris helfen – keine Projektarbeit</text:p>
      <text:p text:style-name="P10"/>
      <text:p text:style-name="P11">Do 19.09.2019:</text:p>
      <text:p text:style-name="P10"/>
      <text:p text:style-name="P10">- Funtionen in Datei auslagern</text:p>
      <text:p text:style-name="P10"/>
      <text:p text:style-name="P11">Fr 20.09.2019:</text:p>
      <text:p text:style-name="P10"/>
      <text:p text:style-name="P10">- frei</text:p>
      <text:p text:style-name="P10"/>
      <text:p text:style-name="P12"><text:span text:style-name="T9">Sa</text:span> 2<text:span text:style-name="T9">1</text:span>.09.2019:</text:p>
      <text:p text:style-name="P12"/>
      <text:p text:style-name="P22">- <text:span text:style-name="T9">Projekttreffen bei Torsten 10 Uhr</text:span></text:p>
      <text:p text:style-name="P22"/>
      <text:p text:style-name="P19">Mo 23.09.2019:</text:p>
      <text:p text:style-name="P23"/>
      <text:p text:style-name="P23">- <text:span text:style-name="T4">Taster als Interrupt</text:span></text:p>
      <text:p text:style-name="P23"/>
      <text:p text:style-name="P19"><text:span text:style-name="T16">Di</text:span> 2<text:span text:style-name="T16">4</text:span>.09.2019:</text:p>
      <text:p text:style-name="P19"/>
      <text:p text:style-name="P24">- <text:span text:style-name="T4">Taster als Interrupt</text:span></text:p>
      <text:p text:style-name="P24"/>
      <text:p text:style-name="P20">Mi 25.09.2019:</text:p>
      <text:p text:style-name="P25"/>
      <text:p text:style-name="P25">- frei</text:p>
      <text:p text:style-name="P25"/>
      <text:p text:style-name="P20">Do 26.09.2019:</text:p>
      <text:p text:style-name="P25"/>
      <text:p text:style-name="P25">- alles testen</text:p>
      <text:p text:style-name="P25"><text:soft-page-break/>- Grundplatte für Elektronik bauen → für den Kasten</text:p>
      <text:p text:style-name="P25"/>
      <text:p text:style-name="P20">Fr 27.09.2019</text:p>
      <text:p text:style-name="P25"/>
      <text:p text:style-name="P25">- frei</text:p>
      <text:p text:style-name="P25"/>
      <text:p text:style-name="P20">Sa 28.09.2019:</text:p>
      <text:p text:style-name="P25"/>
      <text:p text:style-name="P25">- Treffen mit Tho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09:28:23.569967586</meta:creation-date>
    <meta:generator>LibreOffice/6.1.5.2$Linux_X86_64 LibreOffice_project/10$Build-2</meta:generator>
    <dc:date>2019-09-16T09:34:02.786457675</dc:date>
    <meta:editing-duration>PT1H15M51S</meta:editing-duration>
    <meta:editing-cycles>22</meta:editing-cycles>
    <meta:document-statistic meta:table-count="0" meta:image-count="0" meta:object-count="0" meta:page-count="3" meta:paragraph-count="67" meta:word-count="379" meta:character-count="2429" meta:non-whitespace-character-count="2071"/>
  </office:meta>
</office:document-meta>
</file>